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fo:font-weight="bold" style:font-weight-asian="bold" fo:font-size="16pt" style:font-size-asian="16pt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justify"/>
    </style:style>
    <style:style style:name="P5" style:parent-style-name="Normal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fo:text-align="justify"/>
    </style:style>
    <style:style style:name="P7" style:parent-style-name="Normal" style:family="paragraph">
      <style:paragraph-properties fo:text-align="justify"/>
    </style:style>
    <style:style style:name="P8" style:parent-style-name="Normal" style:family="paragraph">
      <style:paragraph-properties fo:text-align="justify"/>
    </style:style>
    <style:style style:name="P9" style:parent-style-name="Normal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10" style:parent-style-name="Normal" style:family="paragraph">
      <style:paragraph-properties fo:text-align="justify"/>
    </style:style>
    <style:style style:name="P11" style:parent-style-name="Normal" style:family="paragraph">
      <style:paragraph-properties fo:text-align="justify"/>
    </style:style>
    <style:style style:name="P12" style:parent-style-name="Normal" style:family="paragraph">
      <style:paragraph-properties fo:text-align="justify"/>
    </style:style>
    <style:style style:name="P13" style:parent-style-name="Normal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14" style:parent-style-name="Normal" style:family="paragraph">
      <style:paragraph-properties fo:text-align="justify"/>
    </style:style>
    <style:style style:name="P15" style:parent-style-name="Normal" style:family="paragraph">
      <style:paragraph-properties fo:text-align="justify"/>
    </style:style>
    <style:style style:name="P16" style:parent-style-name="Normal" style:family="paragraph">
      <style:paragraph-properties fo:text-align="justify"/>
    </style:style>
    <style:style style:name="P17" style:parent-style-name="Normal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18" style:parent-style-name="Normal" style:family="paragraph">
      <style:paragraph-properties fo:text-align="justify"/>
    </style:style>
    <style:style style:name="P19" style:parent-style-name="Normal" style:family="paragraph">
      <style:paragraph-properties fo:text-align="justify"/>
    </style:style>
    <style:style style:name="P20" style:parent-style-name="Normal" style:family="paragraph">
      <style:paragraph-properties fo:text-align="justify"/>
    </style:style>
    <style:style style:name="P21" style:parent-style-name="Normal" style:family="paragraph">
      <style:paragraph-properties fo:text-align="justify"/>
    </style:style>
    <style:style style:name="P22" style:parent-style-name="Normal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23" style:parent-style-name="Normal" style:family="paragraph">
      <style:paragraph-properties fo:text-align="justify"/>
    </style:style>
    <style:style style:name="P24" style:parent-style-name="Normal" style:family="paragraph">
      <style:paragraph-properties fo:text-align="justify"/>
    </style:style>
    <style:style style:name="P25" style:parent-style-name="Normal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26" style:parent-style-name="Normal" style:family="paragraph">
      <style:paragraph-properties fo:text-align="justify"/>
    </style:style>
    <style:style style:name="P27" style:parent-style-name="Normal" style:family="paragraph">
      <style:paragraph-properties fo:text-align="justify"/>
    </style:style>
    <style:style style:name="P28" style:parent-style-name="Normal" style:family="paragraph">
      <style:paragraph-properties fo:text-align="justify"/>
    </style:style>
  </office:automatic-styles>
  <office:body>
    <office:text text:use-soft-page-breaks="true">
      <text:p text:style-name="P1"><text:span text:style-name="T2">Proj tut notes intéressantes et précisions :</text:span></text:p>
      <text:p text:style-name="P3"/>
      <text:p text:style-name="P4"/>
      <text:p text:style-name="P5">Créer planning :</text:p>
      <text:p text:style-name="P6">Pouvoir importer les employés.</text:p>
      <text:p text:style-name="P7">Un planning par secteur.</text:p>
      <text:p text:style-name="P8"/>
      <text:p text:style-name="P9">Consulter planning :</text:p>
      <text:p text:style-name="P10">Planning par secteur.</text:p>
      <text:p text:style-name="P11">Qui est présent, etc…</text:p>
      <text:p text:style-name="P12"/>
      <text:p text:style-name="P13">Consulter employé :</text:p>
      <text:p text:style-name="P14">Voir nom,prénom, horaires (le plus light)</text:p>
      <text:p text:style-name="P15">Notion d’import/export</text:p>
      <text:p text:style-name="P16"/>
      <text:p text:style-name="P17">Importer/exporter salarié :</text:p>
      <text:p text:style-name="P18">Les systèmes se connaissent</text:p>
      <text:p text:style-name="P19">Le ref de base pour le salarié est connu du système de paye.</text:p>
      <text:p text:style-name="P20">Importer pour leur mettre les horaires. La gestion des horaires doit prendre en compte.</text:p>
      <text:p text:style-name="P21"/>
      <text:p text:style-name="P22">Envoyer les horaires</text:p>
      <text:p text:style-name="P23"/>
      <text:p text:style-name="P24"/>
      <text:p text:style-name="P25">Consulter les heures :</text:p>
      <text:p text:style-name="P26"/>
      <text:p text:style-name="P27"/>
      <text:p text:style-name="P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than Maingoutaud</meta:initial-creator>
    <dc:creator>nathan Maingoutaud</dc:creator>
    <meta:creation-date>2019-05-27T15:32:00Z</meta:creation-date>
    <dc:date>2019-05-28T05:35:00Z</dc:date>
    <meta:template xlink:href="Normal" xlink:type="simple"/>
    <meta:editing-cycles>1</meta:editing-cycles>
    <meta:editing-duration>PT50580S</meta:editing-duration>
    <meta:document-statistic meta:page-count="1" meta:paragraph-count="1" meta:word-count="81" meta:character-count="527" meta:row-count="3" meta:non-whitespace-character-count="447"/>
  </office:meta>
</office:document-meta>
</file>